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P2" style:family="paragraph" style:parent-style-name="Standard" style:list-style-name="L1"/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style:font-name="Times New Roman1" fo:font-weight="normal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bold"/>
    </style:style>
    <style:style style:name="T3" style:family="text">
      <style:text-properties style:font-name="Times New Roman1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on Plan: JFIF</text:h>
      <text:p text:style-name="Standard"/>
      <text:p text:style-name="Standard"><text:span text:style-name="T1">Author:</text:span> Andrea Goethals, FCLA</text:p>
      <text:p text:style-name="Standard"><text:span text:style-name="T1">Release Date: </text:span><text:span text:style-name="T2">December 22, 2003</text:span></text:p>
      <text:p text:style-name="Standard"/>
      <text:p text:style-name="Standard">---------------------------------------------------------------------------------------------------------------------</text:p>
      <text:p text:style-name="P1">Change History:</text:p>
      <text:list text:style-name="L1">
        <text:list-item>
          <text:p text:style-name="P2">April 9, 2007 by Carol Chou – Update section 2.1, Long-term Preservation Strategy for the Original and section 3, Timetable of Anticipated Short-term Actions.</text:p>
        </text:list-item>
      </text:list>
      <text:p text:style-name="Standard">---------------------------------------------------------------------------------------------------------------------</text:p>
      <text:p text:style-name="Standard"/>
      <text:h text:style-name="Heading_20_1" text:outline-level="1">1. Normalized Version(s) Creation upon Ingestion</text:h>
      <text:p text:style-name="Standard">No normalized version of JFIF files will be created upon ingestion.</text:p>
      <text:p text:style-name="Standard"/>
      <text:p text:style-name="P3">2. Long-term Preservation Strategy</text:p>
      <text:p text:style-name="Standard"/>
      <text:p text:style-name="P4">2.1 Long-term Preservation Strategy for the Original</text:p>
      <text:p text:style-name="Standard">Migrate to a <text:span text:style-name="T3">successor format that shares the same essential and distinguishing characteristics as the JFIF format.</text:span></text:p>
      <text:p text:style-name="P5"/>
      <text:p text:style-name="P4">2.2 Long-term Preservation Strategy for the Normalized Version(s)</text:p>
      <text:p text:style-name="Standard">Not applicable</text:p>
      <text:p text:style-name="Standard"/>
      <text:p text:style-name="P3">3 Timetable of Anticipated Short-term Actions</text:p>
      <text:p text:style-name="Standard">None</text:p>
      <text:p text:style-name="Standard"/>
      <text:p text:style-name="P3">4 <text:s/>Timetable of Action Plan Review and Revisal</text:p>
      <text:p text:style-name="Standard">Review and revise action plan in 2 years (April 2009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 New Roman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1" fo:font-size="12pt" fo:language="en" fo:country="US" style:font-name-asian="Times New Roman1"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1in" fo:margin-bottom="0.4925in" fo:margin-left="1in" fo:margin-right="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3409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paragraph" svg:y="0.0008in" svg:width="0.3071in" svg:height="0.0161in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Action Plan JFIF</dc:title>
    <meta:initial-creator>Andrea</meta:initial-creator>
    <meta:creation-date>2003-01-27T10:10:00</meta:creation-date>
    <dc:creator>carol</dc:creator>
    <dc:date>2007-04-09T11:44:04</dc:date>
    <meta:printed-by>carol</meta:printed-by>
    <meta:print-date>2007-03-29T12:09:31</meta:print-date>
    <dc:language>en-US</dc:language>
    <meta:editing-cycles>91</meta:editing-cycles>
    <meta:editing-duration>P3DT5H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25" meta:character-count="1029"/>
  </office:meta>
</office:document-meta>
</file>